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LGC Sans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DejaVu LGC Sans" fo:font-size="13pt" fo:language="es" fo:country="ES" fo:font-style="normal" style:text-underline-style="none" fo:font-weight="normal" style:font-name-asian="Times New Roman" style:font-size-asian="13pt" style:language-asian="ar" style:country-asian="SA" style:font-style-asian="normal" style:font-weight-asian="normal" style:font-name-complex="Ari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Breve de Casos De Usos.</text:p>
      <text:p text:style-name="P1"/>
      <text:p text:style-name="P1"><text:span text:style-name="T1">Caso de </text:span><text:span text:style-name="T2">uso: </text:span>Amigos en Común</text:p>
      <text:p text:style-name="P1"/>
      <text:p text:style-name="P1">Un usuario dentro del sistema tiene una relación de amistad con otro usuario del sistema. Se verifican los usuarios amigos de cada uno, buscando coincidencias de amigos. Si hay 2 o más amigos en común, se notifica la coincidencia a ambos usuarios.</text:p>
      <text:p text:style-name="P1"/>
      <text:p text:style-name="P1"><text:span text:style-name="T1">Caso de uso:</text:span> Solicitud de amistad (by <text:span text:style-name="T3">Jonathan Antolini</text:span>)</text:p>
      <text:p text:style-name="P1"/>
      <text:p text:style-name="P1">Cada usuario a la hora de agregar un nuevo amigo , primero buscara a esa persona , luego le enviara una solicitud , el usuario solicitado debera responder esa solicitud satisfactoriamente o no , de acuerdo si desee ser o no amigo de el usuario demandante. </text:p>
      <text:p text:style-name="P1"/>
      <text:p text:style-name="P1"><text:span text:style-name="T1">Caso de uso:</text:span> Rol de Administrador (by <text:span text:style-name="T3">Jonathan Antolini</text:span>)</text:p>
      <text:p text:style-name="P1"/>
      <text:p text:style-name="P1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1"/>
      <text:p text:style-name="P1"><text:span text:style-name="T1">Caso de uso:</text:span> Manejo de permisos (by <text:span text:style-name="T3">Jonathan Antolini</text:span>)</text:p>
      <text:p text:style-name="P1"/>
      <text:p text:style-name="P1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><text:span text:style-name="T1">Caso de uso:</text:span> Control_Ingreso</text:p>
      <text:p text:style-name="P1"/>
      <text:p text:style-name="P1">Cuando un usuario ingresa al sistema, se produce una verificación del usuario, a fin de saber si es un usuario registrado o no. </text:p>
      <text:p text:style-name="P1">Si el usuario no esta registrado, no le permite ingresar al sistema. Si efectivamente es un usuario registrado, se le permite ingresar</text:p>
      <text:p text:style-name="P1"/>
      <text:p text:style-name="P1"><text:span text:style-name="T1">Caso de uso:</text:span> Administrar Muro. (by <text:span text:style-name="T3">Gabriel Lopez</text:span>)</text:p>
      <text:p text:style-name="P1"/>
      <text:p text:style-name="P1">Este caso de uso deberá generar el muro cada vez que se lo soliciten. Deberá buscar y mostrar todas las notificaciones que estén relacionadas con el usuario tales como solicitudes de amistad, etc.</text:p>
      <text:p text:style-name="P1"/>
      <text:p text:style-name="P1"><text:span text:style-name="T1">Caso de uso:</text:span> Alta de Álbum. (by <text:span text:style-name="T3">Gabriel Lopez</text:span>)</text:p>
      <text:p text:style-name="P1"/>
      <text:p text:style-name="P1">Cada usuario tiene la posibilidad de crear álbumes. Los mismo se crean con un nombre, un lugar y una descripción. No existe limite de creación de álbumes por usuarios.</text:p>
      <text:p text:style-name="P1"><text:soft-page-break/></text:p>
      <text:p text:style-name="P1"><text:span text:style-name="T1">Caso de uso:</text:span> Alta Comentario Foto</text:p>
      <text:p text:style-name="P1"/>
      <text:p text:style-name="P1">Cuando un usuario quiere agregar un comentario a una foto, se realiza una verificación de usuario, que incluye una verificación de amistad con el propietario del álbum, y permisos pertinentes proveídos por el propietario del álbum, que le permitan acceder al privilegio.</text:p>
      <text:p text:style-name="P1"/>
      <text:p text:style-name="P1"><text:span text:style-name="T1">Caso de uso:</text:span> Baja de comentarios (by <text:span text:style-name="T3">Jonathan Antolini</text:span>)</text:p>
      <text:p text:style-name="P1"/>
      <text:p text:style-name="P1">Cada usuario tiene permiso a borrar comentarios que el realice o que le escriban en su muro , para eso el sistema tiene que chequear los permisos que posee dicho usuario y realizarle la petición. </text:p>
      <text:p text:style-name="P1"/>
      <text:p text:style-name="P1"><text:span text:style-name="T1">Caso de uso:</text:span> Baja Grupo Amigo</text:p>
      <text:p text:style-name="P1"/>
      <text:p text:style-name="P1">Cuando un usuario, dentro de un grupo, quiere salir del mismo, se realiza una verificación de usuario, para saber si pertenece al mismo grupo o no. </text:p>
      <text:p text:style-name="P1">Si el usuario pertenece al mismo, se verifica el rol del usuario dentro del grupo, si es el único administrador del grupo se opta por cerrar el grupo o delegar la responsabilidad a otro miembro, después de esto, se le permite salir al usuario. </text:p>
      <text:p text:style-name="P1">Si el usuario no pertenece al mismo, la opción de baja de grupo, no esta disponible.</text:p>
      <text:p text:style-name="P1"/>
      <text:p text:style-name="P1"><text:span text:style-name="T1">Caso de uso:</text:span> Eliminar Amigo. (by <text:span text:style-name="T3">Gabriel Lopez</text:span>)</text:p>
      <text:p text:style-name="P1"/>
      <text:p text:style-name="P3">Un usuario seleccionará un amigo y lo puede elimiar. Estos dejaran de ser amigos hasta que se envien nuevas solicitudes. Se eliminara la informacion relacionada con los permisos y con grupos de amigos.</text:p>
      <text:p text:style-name="P1"/>
      <text:p text:style-name="P1"><text:span text:style-name="T1">Caso de uso:</text:span> Búsqueda de amigos. (by <text:span text:style-name="T3">Gabriel Lopez</text:span>)</text:p>
      <text:p text:style-name="P1"/>
      <text:p text:style-name="P1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  <text:p text:style-name="P1"/>
      <text:p text:style-name="P1"><text:span text:style-name="T1">Caso de uso:</text:span> Registrar Usuario. (by <text:span text:style-name="T3">Marcelo Romagnoli</text:span>)</text:p>
      <text:p text:style-name="P1"/>
      <text:p text:style-name="P1">El ingresante al sitio, en un rol de usuario Invitado, solicita al sistema el alta como Usuario del mismo, registrandose ingresando datos pertinentes.</text:p>
      <text:p text:style-name="P1"/>
      <text:p text:style-name="P1"/>
      <text:p text:style-name="P1"/>
      <text:p text:style-name="P1"/>
      <text:p text:style-name="P1"><text:soft-page-break/><text:span text:style-name="T1">Caso de uso:</text:span> Modificar Grupo Amigo. (by <text:span text:style-name="T3">Marcelo Romagnoli</text:span>)</text:p>
      <text:p text:style-name="P1"/>
      <text:p text:style-name="P1">El Usuario puede cambiar alguna propiedad relacionada con el Grupo de Amigos que creo, y alterar la configuración del mismo.</text:p>
      <text:p text:style-name="P1"/>
      <text:p text:style-name="P1"><text:span text:style-name="T1">Caso de uso:</text:span> Cambiar Miembros Grupos. (by <text:span text:style-name="T3">Marcelo Romagnoli</text:span>)</text:p>
      <text:p text:style-name="P1"/>
      <text:p text:style-name="P1">El usuario puede modificar la disposición y el número de miembros de los Grupos de Amigos.</text:p>
      <text:p text:style-name="P1"/>
      <text:p text:style-name="P1"><text:span text:style-name="T1">Caso de uso:</text:span> Eliminar Álbum Foto. (by <text:span text:style-name="T3">Marcelo Romagnoli</text:span>)</text:p>
      <text:p text:style-name="P1"/>
      <text:p text:style-name="P1">El usuario solicita la remoción permanente de un album de fotos. Esta opción no se puede volver atrás.</text:p>
      <text:p text:style-name="P1"/>
      <text:p text:style-name="P1"><text:span text:style-name="T1">Caso de uso:</text:span> Manejar Notificación. (by <text:span text:style-name="T3">Marcelo Romagnoli</text:span>)</text:p>
      <text:p text:style-name="P1"/>
      <text:p text:style-name="P1">El sistema realiza las tareas de administrador de las notificaciones dentro del sistema entre y para los usuarios.</text:p>
      <text:p text:style-name="P1"/>
      <text:p text:style-name="P1"><text:span text:style-name="T1">Caso de uso:</text:span> Enviar Notificación. (by <text:span text:style-name="T3">Marcelo Romagnoli</text:span>)</text:p>
      <text:p text:style-name="P1"/>
      <text:p text:style-name="P1">El sistema envia a el/los usuario/s las notificaciones de nuevos sucesos y actividades entre sus usuarios Amigos.</text:p>
      <text:p text:style-name="P1"/>
      <text:p text:style-name="P1"><text:span text:style-name="T1">Caso de uso:</text:span> Recibir Notificación. (by <text:span text:style-name="T3">Marcelo Romagnoli</text:span>)</text:p>
      <text:p text:style-name="P1"/>
      <text:p text:style-name="P1">El usuario reconoce el recibimiento de una notificación y accede a su contenido.</text:p>
      <text:p text:style-name="P1"/>
      <text:p text:style-name="P1"><text:span text:style-name="T1">Caso de uso:</text:span> Enviar Email. (by <text:span text:style-name="T3">Marcelo Romagnoli</text:span>)</text:p>
      <text:p text:style-name="P1"/>
      <text:p text:style-name="P1">Se le envia un correo electronico al usuario informandole de su notificación nuev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12:26</meta:creation-date>
    <dc:date>2011-04-23T10:33:14</dc:date>
    <meta:editing-duration>PT14H40M26S</meta:editing-duration>
    <meta:editing-cycles>20</meta:editing-cycles>
    <meta:generator>LibreOffice/3.3$Unix LibreOffice_project/330m19$Build-202</meta:generator>
    <meta:document-statistic meta:table-count="0" meta:image-count="0" meta:object-count="0" meta:page-count="3" meta:paragraph-count="44" meta:word-count="831" meta:character-count="4938"/>
  </office:meta>
</office:document-meta>
</file>